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rebuchet MS" fo:font-size="13pt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3pt" fo:language="es" fo:country="ES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color="#c9211e" style:font-name="Trebuchet MS" fo:font-size="13pt" style:text-underline-style="none" style:font-size-asian="13pt" style:font-size-complex="13pt"/>
    </style:style>
    <style:style style:name="P5" style:family="paragraph" style:parent-style-name="Standard" style:list-style-name="L1">
      <style:paragraph-properties fo:text-align="justify" style:justify-single-word="false"/>
      <style:text-properties fo:color="#c9211e" style:font-name="Trebuchet MS" fo:font-size="13pt" style:font-size-asian="13pt" style:font-size-complex="13pt"/>
    </style:style>
    <style:style style:name="P6" style:family="paragraph" style:parent-style-name="Standard" style:list-style-name="L1">
      <style:paragraph-properties fo:text-align="justify" style:justify-single-word="false"/>
      <style:text-properties fo:color="#c9211e" style:font-name="Trebuchet MS" fo:font-size="13pt" fo:language="es" fo:country="ES" style:font-size-asian="13pt" style:font-size-complex="13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rebuchet MS" fo:font-size="13pt" fo:language="es" fo:country="ES" style:font-size-asian="13pt" style:font-size-complex="13pt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ab14f"/>
    </style:style>
    <style:style style:name="T3" style:family="text">
      <style:text-properties officeooo:rsid="0016c4de"/>
    </style:style>
    <style:style style:name="T4" style:family="text">
      <style:text-properties officeooo:rsid="001ed7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ver usando SQL</text:p>
      <text:p text:style-name="P2"/>
      <text:list xml:id="list865174606" text:style-name="L1">
        <text:list-item>
          <text:p text:style-name="P4">Los pacientes que fueron atendidos el día '2022-11-10' y el nombre del médico que los atendió.</text:p>
        </text:list-item>
        <text:list-item>
          <text:p text:style-name="P5">¿Cuántas consultas tiene cada paciente?</text:p>
        </text:list-item>
        <text:list-item>
          <text:p text:style-name="P5">¿Cuánto facturó en el año 2022 el Dr. Perez, matrícula = 1128?</text:p>
        </text:list-item>
        <text:list-item>
          <text:p text:style-name="P5">Listar los nombres de los pacientes que en el mes 11 atendió el Dr Matzin.</text:p>
        </text:list-item>
        <text:list-item>
          <text:p text:style-name="P5">La cantidad de consultas hechas a la obra social PAMI en el mes 11.</text:p>
        </text:list-item>
        <text:list-item>
          <text:p text:style-name="P5">Listar los nombres de los pacientes y las practicas realizadas de aquellas que superan los 150 en el mes 11.</text:p>
        </text:list-item>
        <text:list-item>
          <text:p text:style-name="P5">Listar la cantidad de veces que se realizó cada práctica en el 2022 ordenado de mayor a menor (listar código y descripción de cada práctica también)</text:p>
        </text:list-item>
        <text:list-item>
          <text:p text:style-name="P5">El costo promedio de cada práctica.</text:p>
        </text:list-item>
        <text:list-item>
          <text:p text:style-name="P5">Mostrar el nombre de la obra social, descripción de práctica, precio, y el monto de lo que cubre la mutual para esa práctica, de todas aquellas realizadas, ordenadas por mutual y práctica.</text:p>
        </text:list-item>
        <text:list-item>
          <text:p text:style-name="P5">Listar el nombre de la práctica, nombre de la obra social y el total que la obra social reconoce y paga por esa práctica. Inclu<text:span text:style-name="T3">i</text:span>r todas las prácticas existentes.</text:p>
        </text:list-item>
        <text:list-item>
          <text:p text:style-name="P5">El total de lo facturado por PAMI en septiembre de 2022.</text:p>
        </text:list-item>
        <text:list-item>
          <text:p text:style-name="P5">¿Cuánto debe pagar el paciente nro 103 por las prácticas que le hicieron en noviembre del 2022?</text:p>
        </text:list-item>
        <text:list-item>
          <text:p text:style-name="P5">Mostrar los nombres de los <text:span text:style-name="T1">odontólogos</text:span> <text:span text:style-name="T1">que antendió alguna vez al paciente de apellido “Garcia” y nombre “Martin” realizandole el código de práctica 44</text:span><text:span text:style-name="T2">5</text:span><text:span text:style-name="T1">7.</text:span></text:p>
        </text:list-item>
        <text:list-item>
          <text:p text:style-name="P6">Listar los nombres y apellido de los pacientes que se atendieron por el doctor Perez y que sean de OSPIA</text:p>
        </text:list-item>
        <text:list-item>
          <text:p text:style-name="P6">¿Cuántas consultas atendió cada Dr?</text:p>
        </text:list-item>
        <text:list-item>
          <text:p text:style-name="P6">Los nombres de las obras sociales que atendió el Dr Matzin entre el 1 y el 10 de noviembre del 2022.</text:p>
        </text:list-item>
        <text:list-item>
          <text:p text:style-name="P6">Listar todos los nombres de las prácticas que cubre PAMI y el monto reconocido por la obra social, ordenado de mayor a menor por dicho monto.</text:p>
        </text:list-item>
        <text:list-item>
          <text:p text:style-name="P6">Listar los nombres de los odontólogos que atendieron al paciente Torres José realizandole la practica 1233.</text:p>
        </text:list-item>
        <text:list-item>
          <text:p text:style-name="P6">Cuantas veces atendió el Dr Matzin a cada obra social?. Mostrar el nombre de la obra social y cantidad de veces ordenado por nombre de OS.</text:p>
        </text:list-item>
        <text:list-item>
          <text:p text:style-name="P7">Mostrar el nombre de las prácticas y precio unitario de las que superan los 200 y el nombre y apellido de los <text:span text:style-name="T4">odontogolos </text:span>que se les realizo las mismas en abril del 2022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Nelson Albera</meta:initial-creator>
    <meta:creation-date>2023-04-09T15:31:59.24</meta:creation-date>
    <dc:date>2023-07-06T16:56:02.993000000</dc:date>
    <meta:editing-duration>PT2H5M53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1" meta:word-count="397" meta:character-count="2146" meta:non-whitespace-character-count="1790"/>
  </office:meta>
</office:document-meta>
</file>